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LineDataInfo.getThick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LineDataInfo.getR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LineDataInfo.get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LineDataInfo.setThickness( int thick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LineDataInfo.get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LineDataInfo.setRotation( int r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LineDataInfo.setColor( Color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LineDataInfo.getX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LineDataInfo.setY1( int y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LineDataInfo.setX1( int x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LineData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FPLineDataInfo.setY2( int 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LineDataInfo.AFPLineData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PLineDataInfo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LineDataInfo.setX2( int x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LineDataInfo.getX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